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RegistryImpl.getProvi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viderRegistryImpl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RegistryImpl.registerProvider( Properties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viderRegistryImpl.createProvider( Properties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viderRegistryImpl.ProviderRegistryImpl( PrincipalProvider defaultPrincipa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viderRegistryImpl.getProvid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